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16’(I_rd_data) + (curr_pc + 1) – {8’(I_rd_data[7])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(curr_ad[15:8] != curr_pc[15:8]) ? (curr_t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curr_t + 1 + ((I_rd_data</text:span>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I_rd_data + 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out_rhs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00-00-00</text:date>, <text:time style:data-style-name="N2" text:time-value="22:04:55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5T17:51:41.049000000</dc:date>
    <meta:editing-duration>P7DT1H31M30S</meta:editing-duration>
    <meta:editing-cycles>581</meta:editing-cycles>
    <meta:generator>LibreOffice/7.1.2.2$Windows_X86_64 LibreOffice_project/8a45595d069ef5570103caea1b71cc9d82b2aae4</meta:generator>
    <meta:document-statistic meta:table-count="3" meta:cell-count="416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